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undroitunassureur" style:family="table">
      <style:table-properties style:width="16.499cm" table:align="margins" style:writing-mode="lr-tb"/>
    </style:style>
    <style:style style:name="tableundroitunassureur.A" style:family="table-column">
      <style:table-column-properties style:column-width="16.499cm" style:rel-column-width="65535*"/>
    </style:style>
    <style:style style:name="tableundroitunassureur.A1" style:family="table-cell">
      <style:table-cell-properties fo:padding="0cm" fo:border="none"/>
    </style:style>
    <style:style style:name="tablexdroitsunassureur" style:family="table">
      <style:table-properties style:width="16.499cm" table:align="margins" style:writing-mode="lr-tb"/>
    </style:style>
    <style:style style:name="tablexdroitsunassureur.A" style:family="table-column">
      <style:table-column-properties style:column-width="16.499cm" style:rel-column-width="65535*"/>
    </style:style>
    <style:style style:name="tablexdroitsunassureur.A1" style:family="table-cell">
      <style:table-cell-properties fo:padding="0cm" fo:border="none"/>
    </style:style>
    <style:style style:name="tablexdroitsxassureurs" style:family="table">
      <style:table-properties style:width="16.499cm" table:align="margins" style:writing-mode="lr-tb"/>
    </style:style>
    <style:style style:name="tablexdroitsxassureurs.A" style:family="table-column">
      <style:table-column-properties style:column-width="16.499cm" style:rel-column-width="65535*"/>
    </style:style>
    <style:style style:name="tablexdroitsxassureurs.A1" style:family="table-cell">
      <style:table-cell-properties fo:padding="0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master-page-name="">
      <style:paragraph-properties fo:margin-top="0cm" fo:margin-bottom="0cm" style:page-number="auto" fo:break-before="auto" fo:break-after="auto" style:shadow="non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language="fr" fo:country="FR"/>
    </style:style>
    <style:style style:name="T2" style:family="text">
      <style:text-properties fo:language="fr" fo:country="FR" fo:font-weight="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mLineWhenBlank(empty_line)=%</text:p>
      <table:table table:name="tableundroitunassureur" table:style-name="tableundroitunassureur">
        <table:table-column table:style-name="tableundroitunassureur.A"/>
        <table:table-row>
          <table:table-cell table:style-name="tableundroitunassureur.A1" office:value-type="string">
            <text:p text:style-name="P9">%{HEADER_ROWS:0}%%{RM_IF_NO_DATA:true,0}%%{maligne}%%=CONTENT=%<text:span text:style-name="T1">Nous informerons prochainement votre</text:span> <text:span text:style-name="T1">assureur-maladie de votre</text:span> <text:span text:style-name="T1">droit. Il ne vous facturera ainsi plus de primes de l'assurance-maladie des soins obligatoire à l'exception des montants supérieurs à la prime moyenne. En outre, nous vous rendons attentif au fait que </text:span><text:span text:style-name="T2">toute suppression d'aide est à annoncer immédiatement à la Caisse de compensation du canton du Jura.</text:span></text:p>
          </table:table-cell>
        </table:table-row>
      </table:table>
      <table:table table:name="tablexdroitsunassureur" table:style-name="tablexdroitsunassureur">
        <table:table-column table:style-name="tablexdroitsunassureur.A"/>
        <table:table-row>
          <table:table-cell table:style-name="tablexdroitsunassureur.A1" office:value-type="string">
            <text:p text:style-name="P9">%{HEADER_ROWS:0}%%{RM_IF_NO_DATA:true,0}%%{maligne}%%=CONTENT=%<text:span text:style-name="T1">Nous informerons prochainement votre assureur-maladie de vos droits. Il ne vous facturera ainsi plus de primes de l'assurance-maladie des soins obligatoire à l'exception des montants supérieurs à la prime moyenne. En outre, nous vous rendons attentif au fait que </text:span><text:span text:style-name="T2">toute suppression d'aide est à annoncer immédiatement à la Caisse de compensation du canton du Jura.</text:span></text:p>
          </table:table-cell>
        </table:table-row>
      </table:table>
      <table:table table:name="tablexdroitsxassureurs" table:style-name="tablexdroitsxassureurs">
        <table:table-column table:style-name="tablexdroitsxassureurs.A"/>
        <table:table-row>
          <table:table-cell table:style-name="tablexdroitsxassureurs.A1" office:value-type="string">
            <text:p text:style-name="P9">%{HEADER_ROWS:0}%%{RM_IF_NO_DATA:true,0}%%{maligne}%%=CONTENT=%<text:span text:style-name="T1">Nous informerons prochainement vos assureurs-maladie de vos droits. Ils ne vous factureront ainsi plus de primes de l'assurance-maladie des soins obligatoire à l'exception des montants supérieurs à la prime moyenne. En outre, nous vous rendons attentif au fait que </text:span><text:span text:style-name="T2">toute suppression d'aide est à annoncer immédiatement à la Caisse de compensation du canton du Jura.</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05T08:52:28.30</dc:date>
    <meta:print-date>2003-09-10T06:53:00</meta:print-date>
    <meta:editing-cycles>107</meta:editing-cycles>
    <meta:editing-duration>PT6H13M30S</meta:editing-duration>
    <meta:document-statistic meta:table-count="3" meta:image-count="0" meta:object-count="0" meta:page-count="1" meta:paragraph-count="11" meta:word-count="308" meta:character-count="218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